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11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11">
            <text:p>Разобраться с производительностью Архива (возможно перейти на ADO.NET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11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11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???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8" table:style-name="ce5">
            <text:p>108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table:style-name="ce12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3" table:style-name="ce5">
            <text:p>113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4" table:style-name="ce5">
            <text:p>114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5" table:style-name="ce5">
            <text:p>115</text:p>
          </table:table-cell>
          <table:table-cell table:style-name="ce12"/>
          <table:table-cell table:number-columns-repeated="16382"/>
        </table:table-row>
        <table:table-row table:style-name="ro2">
          <table:table-cell office:value-type="float" office:value="116" table:style-name="ce5">
            <text:p>116</text:p>
          </table:table-cell>
          <table:table-cell table:style-name="ce12"/>
          <table:table-cell table:number-columns-repeated="16382"/>
        </table:table-row>
        <table:table-row table:number-rows-repeated="1048459" table:style-name="ro9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9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9">
          <table:table-cell table:number-columns-repeated="16384"/>
        </table:table-row>
      </table:table>
      <table:database-ranges>
        <table:database-range table:target-range-address="Задачи.A1:Задачи.J11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09-22T21:30:41Z</dc:date>
    <meta:editing-cycles>1</meta:editing-cycles>
    <meta:editing-duration>PT53S</meta:editing-duration>
  </office:meta>
</office:document-meta>
</file>